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5.835cm"/>
    </style:style>
    <style:style style:name="co12" style:family="table-column">
      <style:table-column-properties fo:break-before="auto" style:column-width="1.042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0.003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9.259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19.126cm"/>
    </style:style>
    <style:style style:name="co19" style:family="table-column">
      <style:table-column-properties fo:break-before="auto" style:column-width="11.3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9pt" style:font-size-asian="9pt" style:font-size-complex="9pt"/>
    </style:style>
    <style:style style:name="ce26" style:family="table-cell" style:parent-style-name="Default">
      <style:table-cell-properties fo:background-color="#e6e6e6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99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transparent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/>
      <style:text-properties fo:color="#e6e6e6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33" style:family="table-cell" style:parent-style-name="Default">
      <style:text-properties style:font-name="Arial" style:font-name-asian="Microsoft YaHei" style:font-name-complex="Mangal"/>
    </style:style>
    <style:style style:name="ce34" style:family="table-cell" style:parent-style-name="Default">
      <style:table-cell-properties fo:background-color="transparent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38" style:family="table-cell" style:parent-style-name="Default">
      <style:table-cell-properties fo:wrap-option="no-wrap"/>
      <style:text-properties fo:font-size="9pt" fo:font-weight="normal" style:font-size-asian="9pt" style:font-weight-asian="normal" style:font-size-complex="9pt" style:font-weight-complex="normal"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ttor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Utente</text:p>
          </table:table-cell>
          <table:table-cell office:value-type="string">
            <text:p>Utente esterno alla piattaforma</text:p>
          </table:table-cell>
        </table:table-row>
        <table:table-row table:style-name="ro1">
          <table:table-cell office:value-type="string">
            <text:p>Utente registrato</text:p>
          </table:table-cell>
          <table:table-cell office:value-type="string">
            <text:p>Utente registrato alla piattaforma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si_uso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2"/>
        <table:table-column table:style-name="co11" table:default-cell-style-name="ce16"/>
        <table:table-column table:style-name="co16" table:number-columns-repeated="1019" table:default-cell-style-name="Default"/>
        <table:table-row table:style-name="ro1">
          <table:table-cell table:style-name="ce8" office:value-type="string">
            <text:p>Codice</text:p>
          </table:table-cell>
          <table:table-cell table:style-name="ce8" office:value-type="string">
            <text:p>Caso d'uso</text:p>
          </table:table-cell>
          <table:table-cell table:style-name="ce11" office:value-type="string">
            <text:p>Extend</text:p>
          </table:table-cell>
          <table:table-cell table:style-name="ce11" office:value-type="string">
            <text:p>Include</text:p>
          </table:table-cell>
          <table:table-cell table:style-name="ce15"/>
          <table:table-cell table:number-columns-repeated="2"/>
          <table:table-cell table:style-name="ce8" table:number-columns-repeated="1017"/>
        </table:table-row>
        <table:table-row table:style-name="ro1">
          <table:table-cell table:style-name="ce9" office:value-type="string">
            <text:p>UC.1</text:p>
          </table:table-cell>
          <table:table-cell table:style-name="ce9" office:value-type="string">
            <text:p>Ricerca di contenuti informativi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UC.1.1</text:p>
          </table:table-cell>
          <table:table-cell table:style-name="ce10" office:value-type="string">
            <text:p>Inserire i termini di ricerca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" office:value-type="string">
            <text:p>UC.1.2</text:p>
          </table:table-cell>
          <table:table-cell table:style-name="ce10" office:value-type="string">
            <text:p>Selezionare l'ambito di ricerca</text:p>
          </table:table-cell>
          <table:table-cell table:number-columns-repeated="2"/>
          <table:table-cell table:style-name="ce17" office:value-type="string">
            <text:p>Etichette (primo), frasi (secondo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C.1.3</text:p>
          </table:table-cell>
          <table:table-cell table:style-name="ce10" office:value-type="string">
            <text:p>Selezionare un'accezione di un'etichetta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UC.1.4</text:p>
          </table:table-cell>
          <table:table-cell table:style-name="ce10" office:value-type="string">
            <text:p>Visualizzare le entità cercate</text:p>
          </table:table-cell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10" office:value-type="string">
            <text:p>UC.1.5</text:p>
          </table:table-cell>
          <table:table-cell office:value-type="string">
            <text:p>Eliminare un'entità cercata</text:p>
          </table:table-cell>
          <table:table-cell table:style-name="Default"/>
          <table:table-cell table:style-name="ce13" table:formula="of:=[.A6]" office:value-type="string" office:string-value="UC.1.4">
            <text:p>UC.1.4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0" office:value-type="string">
            <text:p>UC.1.6</text:p>
          </table:table-cell>
          <table:table-cell office:value-type="string">
            <text:p>Visualizzare i padri di un'entità cercata</text:p>
          </table:table-cell>
          <table:table-cell table:style-name="Default"/>
          <table:table-cell table:style-name="ce13" table:formula="of:=[.A6]" office:value-type="string" office:string-value="UC.1.4">
            <text:p>UC.1.4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0" office:value-type="string">
            <text:p>UC.1.7</text:p>
          </table:table-cell>
          <table:table-cell office:value-type="string">
            <text:p>Visualizzare i figli di un'entità cercata</text:p>
          </table:table-cell>
          <table:table-cell table:style-name="Default"/>
          <table:table-cell table:style-name="ce13" table:formula="of:=[.A6]" office:value-type="string" office:string-value="UC.1.4">
            <text:p>UC.1.4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0" office:value-type="string">
            <text:p>UC.1.8</text:p>
          </table:table-cell>
          <table:table-cell office:value-type="string">
            <text:p>Selezionare un padre dell'entità cercata</text:p>
          </table:table-cell>
          <table:table-cell/>
          <table:table-cell table:style-name="ce13" table:formula="of:=[.A8]" office:value-type="string" office:string-value="UC.1.6">
            <text:p>UC.1.6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0" office:value-type="string">
            <text:p>UC.1.9</text:p>
          </table:table-cell>
          <table:table-cell office:value-type="string">
            <text:p>Selezionare un figlio dell'entità cercata</text:p>
          </table:table-cell>
          <table:table-cell/>
          <table:table-cell table:style-name="ce13" table:formula="of:=[.A9]" office:value-type="string" office:string-value="UC.1.7">
            <text:p>UC.1.7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9" office:value-type="string">
            <text:p>UC.2</text:p>
          </table:table-cell>
          <table:table-cell table:style-name="ce9" office:value-type="string">
            <text:p>Raffinamento dei criteri di ricerca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1</text:p>
          </table:table-cell>
          <table:table-cell table:style-name="ce10" office:value-type="string">
            <text:p>Visualizzare la lista degli utenti autorizzati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2</text:p>
          </table:table-cell>
          <table:table-cell table:style-name="ce10" office:value-type="string">
            <text:p>Visualizzare la lista degli utenti bloccati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3</text:p>
          </table:table-cell>
          <table:table-cell office:value-type="string">
            <text:p>Mostrare i contenuti pubblicati da un utente</text:p>
          </table:table-cell>
          <table:table-cell/>
          <table:table-cell table:style-name="ce13" table:formula="of:=[.A14]" office:value-type="string" office:string-value="UC.2.2">
            <text:p>UC.2.2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4</text:p>
          </table:table-cell>
          <table:table-cell office:value-type="string">
            <text:p>Nascondere i contenuti pubblicati da un utente</text:p>
          </table:table-cell>
          <table:table-cell/>
          <table:table-cell table:style-name="ce13" table:formula="of:=[.A13]" office:value-type="string" office:string-value="UC.2.1">
            <text:p>UC.2.1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5</text:p>
          </table:table-cell>
          <table:table-cell office:value-type="string">
            <text:p>Mostrare i contenuti pubblicati da qualsiasi utente</text:p>
          </table:table-cell>
          <table:table-cell/>
          <table:table-cell table:style-name="ce13" table:formula="of:=[.A14]" office:value-type="string" office:string-value="UC.2.2">
            <text:p>UC.2.2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6</text:p>
          </table:table-cell>
          <table:table-cell table:style-name="ce10" office:value-type="string">
            <text:p>Visualizzare la lista dei tipi di contenuto autorizzati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7</text:p>
          </table:table-cell>
          <table:table-cell table:style-name="ce10" office:value-type="string">
            <text:p>Visualizzare la lista dei tipi di contenuto bloccati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8</text:p>
          </table:table-cell>
          <table:table-cell office:value-type="string">
            <text:p>Mostrare un tipo di contenuto</text:p>
          </table:table-cell>
          <table:table-cell/>
          <table:table-cell table:style-name="ce13" table:formula="of:=[.A19]" office:value-type="string" office:string-value="UC.2.7">
            <text:p>UC.2.7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9</text:p>
          </table:table-cell>
          <table:table-cell office:value-type="string">
            <text:p>Nascondere un tipo di contenuto</text:p>
          </table:table-cell>
          <table:table-cell/>
          <table:table-cell table:style-name="ce13" table:formula="of:=[.A18]" office:value-type="string" office:string-value="UC.2.6">
            <text:p>UC.2.6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>
            <text:p>UC.2.10</text:p>
          </table:table-cell>
          <table:table-cell office:value-type="string">
            <text:p>Visualizzare tutti i tipi di contenuto</text:p>
          </table:table-cell>
          <table:table-cell/>
          <table:table-cell table:style-name="ce13" table:formula="of:=[.A19]" office:value-type="string" office:string-value="UC.2.7">
            <text:p>UC.2.7</text:p>
          </table:table-cell>
          <table:table-cell table:number-columns-repeated="1020"/>
        </table:table-row>
        <table:table-row table:style-name="ro1">
          <table:table-cell office:value-type="string">
            <text:p>UC.2.11</text:p>
          </table:table-cell>
          <table:table-cell office:value-type="string">
            <text:p>Selezionare la data min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2</text:p>
          </table:table-cell>
          <table:table-cell office:value-type="string">
            <text:p>Selezionare la data mass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3</text:p>
          </table:table-cell>
          <table:table-cell office:value-type="string">
            <text:p>Selezionare una specifica data di pubblicazione dei contenuti</text:p>
          </table:table-cell>
          <table:table-cell/>
          <table:table-cell table:style-name="ce13" table:formula="of:=[.A23]&amp;&quot;, &quot;&amp;[.A24]" office:value-type="string" office:string-value="UC.2.11, UC.2.12">
            <text:p>UC.2.11, UC.2.12</text:p>
          </table:table-cell>
          <table:table-cell table:number-columns-repeated="1020"/>
        </table:table-row>
        <table:table-row table:style-name="ro1">
          <table:table-cell office:value-type="string">
            <text:p>UC.2.14</text:p>
          </table:table-cell>
          <table:table-cell table:style-name="ce10" office:value-type="string">
            <text:p>Visualizzare la lista degli argomenti autorizzati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UC.2.15</text:p>
          </table:table-cell>
          <table:table-cell table:style-name="ce10" office:value-type="string">
            <text:p>Visualizzare la lista degli argomenti bloccati</text:p>
          </table:table-cell>
          <table:table-cell table:number-columns-repeated="1022"/>
        </table:table-row>
        <table:table-row table:style-name="ro1">
          <table:table-cell office:value-type="string">
            <text:p>UC.2.16</text:p>
          </table:table-cell>
          <table:table-cell office:value-type="string">
            <text:p>Mostrare i contenuti relativi ad un argomento</text:p>
          </table:table-cell>
          <table:table-cell/>
          <table:table-cell table:style-name="ce14"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7</text:p>
          </table:table-cell>
          <table:table-cell office:value-type="string">
            <text:p>Nascondere i contenuti relativi ad un argomento</text:p>
          </table:table-cell>
          <table:table-cell/>
          <table:table-cell table:style-name="ce14" table:formula="of:=[.A26]" office:value-type="string" office:string-value="UC.2.14">
            <text:p>UC.2.14</text:p>
          </table:table-cell>
          <table:table-cell table:number-columns-repeated="1020"/>
        </table:table-row>
        <table:table-row table:style-name="ro1">
          <table:table-cell office:value-type="string">
            <text:p>UC.2.18</text:p>
          </table:table-cell>
          <table:table-cell office:value-type="string">
            <text:p>Mostrare i contenuti relativi a qualsiasi argomento</text:p>
          </table:table-cell>
          <table:table-cell/>
          <table:table-cell table:style-name="ce14"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ostrare i contenuti associati ad una o più emozion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scondere i contenuti associati ad una o più emozion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strare i contenuti associati a qualsiasi emozio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strare i contenuti associati ad una o più intenzion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scondere i contenuti associati ad una o più intenzion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strare i contenuti associati a qualsiasi intenzio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zionare il giudizio minimo dei contenut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zionare il grado minimo di attinenza dei contenuti</text:p>
          </table:table-cell>
          <table:table-cell table:number-columns-repeated="2"/>
          <table:table-cell office:value-type="string">
            <text:p>Numero minimo di etichette assegnate tra quelle cercate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C.3</text:p>
          </table:table-cell>
          <table:table-cell table:style-name="ce9" office:value-type="string">
            <text:p>Gestione dei filtri utente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UC.3.1</text:p>
          </table:table-cell>
          <table:table-cell office:value-type="string">
            <text:p>Attivare il filtro interessi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UC.3.2</text:p>
          </table:table-cell>
          <table:table-cell office:value-type="string">
            <text:p>Rimuovere il filtro interessi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UC.3.3</text:p>
          </table:table-cell>
          <table:table-cell office:value-type="string">
            <text:p>Mostrare i contenuti relativi ad uno o più interessi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UC.3.4</text:p>
          </table:table-cell>
          <table:table-cell office:value-type="string">
            <text:p>Nascondere i contenuti relativi ad uno o più interessi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UC.3.5</text:p>
          </table:table-cell>
          <table:table-cell office:value-type="string">
            <text:p>Attivare il filtro profilo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UC.3.6</text:p>
          </table:table-cell>
          <table:table-cell office:value-type="string">
            <text:p>Rimuovere il filtro profilo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UC.4</text:p>
          </table:table-cell>
          <table:table-cell table:style-name="ce9" office:value-type="string">
            <text:p>Consultazione dei risultati di ricerca</text:p>
          </table:table-cell>
          <table:table-cell table:number-columns-repeated="1022"/>
        </table:table-row>
        <table:table-row table:style-name="ro1">
          <table:table-cell office:value-type="string">
            <text:p>UC.4.1</text:p>
          </table:table-cell>
          <table:table-cell office:value-type="string">
            <text:p>Selezionare un contenuto</text:p>
          </table:table-cell>
          <table:table-cell table:number-columns-repeated="1022"/>
        </table:table-row>
        <table:table-row table:style-name="ro1">
          <table:table-cell office:value-type="string">
            <text:p>UC.4.2</text:p>
          </table:table-cell>
          <table:table-cell office:value-type="string">
            <text:p>Consultare un contenuto</text:p>
          </table:table-cell>
          <table:table-cell table:number-columns-repeated="1022"/>
        </table:table-row>
        <table:table-row table:style-name="ro1">
          <table:table-cell office:value-type="string">
            <text:p>UC.4.3</text:p>
          </table:table-cell>
          <table:table-cell office:value-type="string">
            <text:p>Visualizzare il grado di attinenza di un contenuto</text:p>
          </table:table-cell>
          <table:table-cell table:number-columns-repeated="2"/>
          <table:table-cell office:value-type="string">
            <text:p>Percentuale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4.4</text:p>
          </table:table-cell>
          <table:table-cell office:value-type="string">
            <text:p>Visualizzare le entità associate ad un contenuto</text:p>
          </table:table-cell>
          <table:table-cell table:number-columns-repeated="2"/>
          <table:table-cell office:value-type="string">
            <text:p>Visualizzazione delle etichette assegnate</text:p>
          </table:table-cell>
          <table:table-cell table:number-columns-repeated="1019"/>
        </table:table-row>
        <table:table-row table:style-name="ro1">
          <table:table-cell office:value-type="string">
            <text:p>UC.4.5</text:p>
          </table:table-cell>
          <table:table-cell office:value-type="string">
            <text:p>Visualizzare le proprietà di un contenuto</text:p>
          </table:table-cell>
          <table:table-cell table:number-columns-repeated="1022"/>
        </table:table-row>
        <table:table-row table:style-name="ro1">
          <table:table-cell office:value-type="string">
            <text:p>UC.4.6</text:p>
          </table:table-cell>
          <table:table-cell office:value-type="string">
            <text:p>Visualizzare le risposte ad un contenuto</text:p>
          </table:table-cell>
          <table:table-cell table:number-columns-repeated="2"/>
          <table:table-cell office:value-type="string">
            <text:p>Consultazione della discussione</text:p>
          </table:table-cell>
          <table:table-cell table:number-columns-repeated="1019"/>
        </table:table-row>
        <table:table-row table:style-name="ro1">
          <table:table-cell office:value-type="string">
            <text:p>UC.4.7</text:p>
          </table:table-cell>
          <table:table-cell office:value-type="string">
            <text:p>Visualizzare la scansione temporale dei contenuti</text:p>
          </table:table-cell>
          <table:table-cell table:number-columns-repeated="1022"/>
        </table:table-row>
        <table:table-row table:style-name="ro1">
          <table:table-cell office:value-type="string">
            <text:p>UC.4.8</text:p>
          </table:table-cell>
          <table:table-cell office:value-type="string">
            <text:p>Impostare la scala temporale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iti" table:style-name="ta1">
        <office:forms form:automatic-focus="false" form:apply-design-mode="false"/>
        <table:table-column table:style-name="co17" table:default-cell-style-name="ce22"/>
        <table:table-column table:style-name="co18" table:default-cell-style-name="ce35"/>
        <table:table-column table:style-name="co19" table:default-cell-style-name="ce38"/>
        <table:table-column table:style-name="co16" table:number-columns-repeated="1021" table:default-cell-style-name="ce22"/>
        <table:table-row table:style-name="ro1">
          <table:table-cell table:style-name="ce19"/>
          <table:table-cell table:style-name="ce24" office:value-type="string">
            <text:p>Requisiti obbligatori</text:p>
          </table:table-cell>
          <table:table-cell table:style-name="ce36"/>
          <table:table-cell table:style-name="ce19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25" office:value-type="string">
            <text:p>Il sistema deve permettere l'inserimento di termini di ricerca multipl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'essere in grado di riconoscere le etichette inserite</text:p>
          </table:table-cell>
          <table:table-cell table:style-name="ce37" office:value-type="string">
            <text:p>Completamento automatico durante la digitazione | Normalizzazione in PP</text:p>
          </table:table-cell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'essere in grado di elencare le accezioni di un'etichett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selezionare un'accezione di un'etichetta inserit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restringere l'ambito di ricerca a etichette o fras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mostrare le entità riferite dalle etichette cercat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visualizzare i padri di un'entità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visualizzare i figli di un'entità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mostrare le informazioni essenziali di un'entità</text:p>
          </table:table-cell>
          <table:table-cell table:style-name="ce37" office:value-type="string">
            <text:p>Etichetta primaria, tipo</text:p>
          </table:table-cell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visualizzare la descrizione di un'entità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sostituire un'entità con un padr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sostituire un'entità con un figli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Default" office:value-type="string">
            <text:p>Il sistema deve permettere di eliminare un'entità dai criteri di ricerc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Default"/>
          <table:table-cell table:style-name="ce31"/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'essere in grado di aggiornare in tempo reale i risultati della ricerca in accordo alle entità</text:p>
          </table:table-cell>
          <table:table-cell table:style-name="ce37" office:value-type="string">
            <text:p><text:span text:style-name="T1">Tempo reale</text:span> è un'approssimazione per un tempo ragionevolmente breve</text:p>
          </table:table-cell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visualizzare i contenuti informativi corrispondenti ai criteri di ricerc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mostrare il grado di attinenza di un contenuto informativo rispetto ai criteri di ricerca</text:p>
          </table:table-cell>
          <table:table-cell table:style-name="ce37" office:value-type="string">
            <text:p>Percentuale (etichette assegnate su cercate) [dimensione]</text:p>
          </table:table-cell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'essere in grado di mostrare le entità assegnate al contenu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'essere in grado di evidenziare quali tra le entità cercate siano assegnate al contenu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Default" office:value-type="string">
            <text:p>Il sistema deve mostrare le informazioni essenziali di un contenuto informativo</text:p>
          </table:table-cell>
          <table:table-cell table:style-name="ce37" office:value-type="string">
            <text:p>Titolo, autore, data di pubblicazione, [<text:span text:style-name="T2">tipo</text:span><text:span text:style-name="T3">]</text:span></text:p>
          </table:table-cell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visualizzare le informazioni aggiuntive di un contenuto informativo</text:p>
          </table:table-cell>
          <table:table-cell table:style-name="ce37" office:value-type="string">
            <text:p>Argomento, sommario, statistiche (letture, risposte, …)</text:p>
          </table:table-cell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selezionare un contenuto informativ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accedere alla scheda completa del contenuto informativ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mostrare le relazioni esistenti tra i contenuti</text:p>
          </table:table-cell>
          <table:table-cell table:style-name="ce37" office:value-type="string">
            <text:p>Reazioni/risposte ad un contenuto</text:p>
          </table:table-cell>
          <table:table-cell table:style-name="ce21" table:number-columns-repeated="1021"/>
        </table:table-row>
        <table:table-row table:style-name="ro1">
          <table:table-cell table:style-name="Default"/>
          <table:table-cell table:style-name="ce31"/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applicare dei filtri di raffinamento della ricerc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applicare i filtri sull'insieme di contenuti informativi corrispondenti ai criteri di ricerc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'essere in grado di aggiornare in tempo reale i risultati della ricerca in accordo ai filtri</text:p>
          </table:table-cell>
          <table:table-cell table:style-name="ce37" office:value-type="string">
            <text:p><text:span text:style-name="T1">Tempo reale</text:span> è un'approssimazione per un tempo ragionevolmente breve</text:p>
          </table:table-cell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visualizzare la lista degli utenti autorizzat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visualizzare la lista degli utenti bloccat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autorizzare un utente blocc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bloccare un utente autorizz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mostrare solo i contenuti pubblicati da utenti autorizzat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visualizzare la lista dei tipi di contenuto autorizzat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visualizzare la lista dei tipi di contenuto bloccat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autorizzare un tipo di contenuti blocc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bloccare un tipo di contenuto autorizz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mostrare solo i contenuti il cui tipo sia autorizz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mostrare i soli contenuti pubblicati prima di una certa dat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mostrare i soli contenuti pubblicati oltre una certa dat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mostrare i soli contenuti pubblicati in una certa dat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 office:value-type="string">
            <text:p>R</text:p>
          </table:table-cell>
          <table:table-cell table:style-name="ce30" office:value-type="string">
            <text:p>Il sistema deve permettere di mostrare i contenuti pubblicati in qualsiasi data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visualizzare la lista degli argomenti autorizzat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visualizzare la lista degli argomenti bloccat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autorizzare un argomento blocc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bloccare un argomento autorizz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mostrare solo i contenuti relativi agli argomenti autorizzat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/>
          <table:table-cell table:style-name="ce37"/>
          <table:table-cell table:style-name="ce21" table:number-columns-repeated="1021"/>
        </table:table-row>
        <table:table-row table:style-name="ro1" table:number-rows-repeated="3">
          <table:table-cell table:style-name="ce20"/>
          <table:table-cell table:style-name="Default"/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mostrare i soli contenuti aventi giudizio pari o superiore ad un certo valor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mostrare i contenuti aventi un giudizio qualsias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mostrare i soli contenuti aventi un livello di attinenza pari o superiore ad un certo valor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2" office:value-type="string">
            <text:p>Il sistema deve permettere di mostrare i contenuti aventi un livello di attinenza qualsias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mostrare i contenuti cui siano associate una o più intenzion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mostrare i contenuti cui sia associata una qualsiasi intenzion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0" office:value-type="string">
            <text:p>Il sistema deve permettere di mostrare i contenuti cui siano associate una o più emozion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2" office:value-type="string">
            <text:p>Il sistema deve permettere di mostrare i contenuti cui sia associata una qualsiasi emozion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Default"/>
          <table:table-cell table:style-name="ce31"/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Default" office:value-type="string">
            <text:p>Il sistema deve filtrare automaticamente i risultati in base agli interessi dell'utente registr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Default" office:value-type="string">
            <text:p>Il sistema deve consentire di disabilitare il filtro dei risultati di ricerca basato sugli interessi dell'utent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3" office:value-type="string">
            <text:p>Il sistema deve consentire di abilitare il filtro dei risultati di ricerca basato sugli interessi dell'utent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Default" office:value-type="string">
            <text:p>Il sistema deve filtrare automaticamente i risultati in base al profilo di esperienza dell'utente registrat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Default" office:value-type="string">
            <text:p>Il sistema deve consentire di disabilitare il filtro dei risultati di ricerca basato sul profilo di esperienza dell'utent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3" office:value-type="string">
            <text:p>Il sistema deve consentire di abilitare il filtro dei risultati di ricerca basato sul profilo di esperienza dell'utent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Default"/>
          <table:table-cell table:style-name="ce31"/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3" office:value-type="string">
            <text:p>Il sistema deve permettere di visualizzare separatamente la discussione generata da un contenuto informativo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3" office:value-type="string">
            <text:p>Il sistema deve evidenziare i contenuti informativi della discussione non attinenti ai criteri di ricerca</text:p>
          </table:table-cell>
          <table:table-cell table:style-name="ce37" office:value-type="string">
            <text:p>Archi entranti e uscenti o contenuto rappresentati diversamente</text:p>
          </table:table-cell>
          <table:table-cell table:style-name="ce21" table:number-columns-repeated="1021"/>
        </table:table-row>
        <table:table-row table:style-name="ro1">
          <table:table-cell table:style-name="ce20"/>
          <table:table-cell table:style-name="ce33" office:value-type="string">
            <text:p>Il sistema deve collocare i contenuti in un piano temporale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3" office:value-type="string">
            <text:p>Il sistema deve regolare automaticamente la scala temporale in base alle date di pubblicazione dei contenuti informativ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ce33" office:value-type="string">
            <text:p>Il sistema deve permettere di regolare la scala temporale</text:p>
          </table:table-cell>
          <table:table-cell table:style-name="ce37" office:value-type="string">
            <text:p>Giorno, settimana, mese, …</text:p>
          </table:table-cell>
          <table:table-cell table:style-name="ce21" table:number-columns-repeated="1021"/>
        </table:table-row>
        <table:table-row table:style-name="ro1">
          <table:table-cell table:style-name="ce20"/>
          <table:table-cell table:style-name="ce24" office:value-type="string">
            <text:p>Requisiti desiderabili</text:p>
          </table:table-cell>
          <table:table-cell table:style-name="ce37"/>
          <table:table-cell table:style-name="ce21" table:number-columns-repeated="1021"/>
        </table:table-row>
        <table:table-row table:style-name="ro1">
          <table:table-cell table:style-name="ce20"/>
          <table:table-cell table:style-name="Default" office:value-type="string">
            <text:p>Il sistema deve consentire all'utente di mostrare i soli contenuti informativi relativi ad uno o più interessi</text:p>
          </table:table-cell>
          <table:table-cell table:style-name="Default"/>
          <table:table-cell table:style-name="ce21" table:number-columns-repeated="1021"/>
        </table:table-row>
        <table:table-row table:style-name="ro1">
          <table:table-cell table:style-name="ce21"/>
          <table:table-cell table:style-name="ce33" office:value-type="string">
            <text:p>Il sistema deve consentire all'utente di mostrare i contenuti informativi relativi a qualsiasi interesse</text:p>
          </table:table-cell>
          <table:table-cell table:style-name="Default"/>
          <table:table-cell table:style-name="ce21" table:number-columns-repeated="1021"/>
        </table:table-row>
        <table:table-row table:style-name="ro2">
          <table:table-cell table:style-name="ce21" office:value-type="string">
            <text:p>P</text:p>
          </table:table-cell>
          <table:table-cell table:style-name="ce34" office:value-type="string">
            <text:p>Il sistema deve gestire la prospettiva <text:span text:style-name="T1">Ricerca</text:span></text:p>
          </table:table-cell>
          <table:table-cell office:value-type="string">
            <text:p>Discussioni diverse, etichette comuni</text:p>
          </table:table-cell>
          <table:table-cell table:style-name="ce21" table:number-columns-repeated="1021"/>
        </table:table-row>
        <table:table-row table:style-name="ro2">
          <table:table-cell table:style-name="ce21" office:value-type="string">
            <text:p>P</text:p>
          </table:table-cell>
          <table:table-cell table:style-name="ce34" office:value-type="string">
            <text:p>Il sistema deve gestire la prospettiva <text:span text:style-name="T1">Discussione</text:span></text:p>
          </table:table-cell>
          <table:table-cell office:value-type="string">
            <text:p>Etichette diverse, discussione comune</text:p>
          </table:table-cell>
          <table:table-cell table:style-name="ce21" table:number-columns-repeated="1021"/>
        </table:table-row>
        <table:table-row table:style-name="ro2">
          <table:table-cell table:style-name="ce21" office:value-type="string">
            <text:p>P</text:p>
          </table:table-cell>
          <table:table-cell table:style-name="ce34" office:value-type="string">
            <text:p>Il sistema deve gestire la transizione dalla prospettiva <text:span text:style-name="T1">Ricerca</text:span> a <text:span text:style-name="T1">Discussione</text:span></text:p>
          </table:table-cell>
          <table:table-cell/>
          <table:table-cell table:style-name="ce21" table:number-columns-repeated="1021"/>
        </table:table-row>
        <table:table-row table:style-name="ro2">
          <table:table-cell table:style-name="ce21" office:value-type="string">
            <text:p>P</text:p>
          </table:table-cell>
          <table:table-cell table:style-name="ce34" office:value-type="string">
            <text:p>Il sistema deve gestire la transizione dalla prospettiva <text:span text:style-name="T1">Discussione</text:span> a <text:span text:style-name="T1">Ricerca</text:span></text:p>
          </table:table-cell>
          <table:table-cell/>
          <table:table-cell table:style-name="ce21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21"/>
          <table:table-cell table:style-name="ce30"/>
          <table:table-cell table:style-name="ce37"/>
          <table:table-cell table:style-name="ce21" table:number-columns-repeated="1021"/>
        </table:table-row>
        <table:table-row table:style-name="ro1">
          <table:table-cell table:style-name="ce21" office:value-type="string">
            <text:p>P</text:p>
          </table:table-cell>
          <table:table-cell table:style-name="ce30" office:value-type="string">
            <text:p>Concetti di progettazione</text:p>
          </table:table-cell>
          <table:table-cell table:style-name="ce37"/>
          <table:table-cell table:style-name="ce21" table:number-columns-repeated="1021"/>
        </table:table-row>
        <table:table-row table:style-name="ro1" table:number-rows-repeated="2">
          <table:table-cell table:style-name="ce21"/>
          <table:table-cell table:style-name="ce30"/>
          <table:table-cell table:style-name="ce37"/>
          <table:table-cell table:style-name="ce21"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3"/>
          <table:table-cell table:style-name="Default" table:number-columns-repeated="2"/>
          <table:table-cell table:number-columns-repeated="1021"/>
        </table:table-row>
        <table:table-row table:style-name="ro1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cciamento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10" table:default-cell-style-name="ce6"/>
        <table:table-column table:style-name="co14" table:default-cell-style-name="ce6"/>
        <table:table-column table:style-name="co13" table:number-columns-repeated="9" table:default-cell-style-name="ce6"/>
        <table:table-column table:style-name="co15" table:number-columns-repeated="12" table:default-cell-style-name="ce6"/>
        <table:table-column table:style-name="co14" table:default-cell-style-name="ce6"/>
        <table:table-column table:style-name="co13" table:number-columns-repeated="6" table:default-cell-style-name="ce6"/>
        <table:table-column table:style-name="co14" table:default-cell-style-name="ce6"/>
        <table:table-column table:style-name="co13" table:number-columns-repeated="8" table:default-cell-style-name="ce6"/>
        <table:table-row table:style-name="ro1">
          <table:table-cell/>
          <table:table-cell table:style-name="ce27" office:value-type="string">
            <text:p>UC.1</text:p>
          </table:table-cell>
          <table:table-cell table:style-name="ce27" office:value-type="string">
            <text:p>UC.1.1</text:p>
          </table:table-cell>
          <table:table-cell table:style-name="ce27" office:value-type="string">
            <text:p>UC.1.2</text:p>
          </table:table-cell>
          <table:table-cell table:style-name="ce27" office:value-type="string">
            <text:p>UC.1.3</text:p>
          </table:table-cell>
          <table:table-cell table:style-name="ce27" office:value-type="string">
            <text:p>UC.1.4</text:p>
          </table:table-cell>
          <table:table-cell table:style-name="ce27" office:value-type="string">
            <text:p>UC.1.5</text:p>
          </table:table-cell>
          <table:table-cell table:style-name="ce27" office:value-type="string">
            <text:p>UC.1.6</text:p>
          </table:table-cell>
          <table:table-cell table:style-name="ce27" office:value-type="string">
            <text:p>UC.1.7</text:p>
          </table:table-cell>
          <table:table-cell table:style-name="ce27" office:value-type="string">
            <text:p>UC.1.8</text:p>
          </table:table-cell>
          <table:table-cell table:style-name="ce27" office:value-type="string">
            <text:p>UC.1.9</text:p>
          </table:table-cell>
          <table:table-cell table:style-name="ce27" office:value-type="string">
            <text:p>UC.2</text:p>
          </table:table-cell>
          <table:table-cell table:style-name="ce27" office:value-type="string">
            <text:p>UC.2.1</text:p>
          </table:table-cell>
          <table:table-cell table:style-name="ce27" office:value-type="string">
            <text:p>UC.2.2</text:p>
          </table:table-cell>
          <table:table-cell table:style-name="ce27" office:value-type="string">
            <text:p>UC.2.3</text:p>
          </table:table-cell>
          <table:table-cell table:style-name="ce27" office:value-type="string">
            <text:p>UC.2.4</text:p>
          </table:table-cell>
          <table:table-cell table:style-name="ce27" office:value-type="string">
            <text:p>UC.2.5</text:p>
          </table:table-cell>
          <table:table-cell table:style-name="ce27" office:value-type="string">
            <text:p>UC.2.6</text:p>
          </table:table-cell>
          <table:table-cell table:style-name="ce27" office:value-type="string">
            <text:p>UC.2.7</text:p>
          </table:table-cell>
          <table:table-cell table:style-name="ce27" office:value-type="string">
            <text:p>UC.2.8</text:p>
          </table:table-cell>
          <table:table-cell table:style-name="ce27" office:value-type="string">
            <text:p>UC.2.9</text:p>
          </table:table-cell>
          <table:table-cell table:style-name="ce27" office:value-type="string">
            <text:p>UC.2.10</text:p>
          </table:table-cell>
          <table:table-cell table:style-name="ce27" office:value-type="string">
            <text:p>UC.2.11</text:p>
          </table:table-cell>
          <table:table-cell table:style-name="ce27" office:value-type="string">
            <text:p>UC.2.12</text:p>
          </table:table-cell>
          <table:table-cell table:style-name="ce27" office:value-type="string">
            <text:p>UC.2.13</text:p>
          </table:table-cell>
          <table:table-cell table:style-name="ce27" office:value-type="string">
            <text:p>UC.2.14</text:p>
          </table:table-cell>
          <table:table-cell table:style-name="ce27" office:value-type="string">
            <text:p>UC.2.15</text:p>
          </table:table-cell>
          <table:table-cell table:style-name="ce27" office:value-type="string">
            <text:p>UC.2.16</text:p>
          </table:table-cell>
          <table:table-cell table:style-name="ce27" office:value-type="string">
            <text:p>UC.2.17</text:p>
          </table:table-cell>
          <table:table-cell table:style-name="ce27" office:value-type="string">
            <text:p>UC.2.18</text:p>
          </table:table-cell>
          <table:table-cell table:style-name="ce27" office:value-type="string">
            <text:p>UC.2.19</text:p>
          </table:table-cell>
          <table:table-cell table:style-name="ce27" office:value-type="string">
            <text:p>UC.2.20</text:p>
          </table:table-cell>
          <table:table-cell table:style-name="ce27" office:value-type="string">
            <text:p>UC.2.15</text:p>
          </table:table-cell>
          <table:table-cell table:style-name="ce27" office:value-type="string">
            <text:p>UC.3</text:p>
          </table:table-cell>
          <table:table-cell table:style-name="ce27" office:value-type="string">
            <text:p>UC.3.1</text:p>
          </table:table-cell>
          <table:table-cell table:style-name="ce27" office:value-type="string">
            <text:p>UC.3.2</text:p>
          </table:table-cell>
          <table:table-cell table:style-name="ce27" office:value-type="string">
            <text:p>UC.3.3</text:p>
          </table:table-cell>
          <table:table-cell table:style-name="ce27" office:value-type="string">
            <text:p>UC.3.4</text:p>
          </table:table-cell>
          <table:table-cell table:style-name="ce27" office:value-type="string">
            <text:p>UC.3.5</text:p>
          </table:table-cell>
          <table:table-cell table:style-name="ce27" office:value-type="string">
            <text:p>UC.3.6</text:p>
          </table:table-cell>
          <table:table-cell table:style-name="ce27" office:value-type="string">
            <text:p>UC.4</text:p>
          </table:table-cell>
          <table:table-cell table:style-name="ce27" office:value-type="string">
            <text:p>UC.4.1</text:p>
          </table:table-cell>
          <table:table-cell table:style-name="ce27" office:value-type="string">
            <text:p>UC.4.2</text:p>
          </table:table-cell>
          <table:table-cell table:style-name="ce27" office:value-type="string">
            <text:p>UC.4.3</text:p>
          </table:table-cell>
          <table:table-cell table:style-name="ce27" office:value-type="string">
            <text:p>UC.4.4</text:p>
          </table:table-cell>
          <table:table-cell table:style-name="ce27" office:value-type="string">
            <text:p>UC.4.5</text:p>
          </table:table-cell>
          <table:table-cell table:style-name="ce27" office:value-type="string">
            <text:p>UC.4.6</text:p>
          </table:table-cell>
          <table:table-cell table:style-name="ce27" office:value-type="string">
            <text:p>UC.4.7</text:p>
          </table:table-cell>
          <table:table-cell table:style-name="ce27" office:value-type="string">
            <text:p>UC.4.8</text:p>
          </table:table-cell>
        </table:table-row>
        <table:table-row table:style-name="ro1">
          <table:table-cell table:style-name="ce26" office:value-type="string">
            <text:p>R.1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5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6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7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8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9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0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1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2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3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4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5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6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7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8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19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0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1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2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3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4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5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6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7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8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29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0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1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2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3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4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5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6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7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8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39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0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1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2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3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4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5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6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7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8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49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50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51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52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53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54</text:p>
          </table:table-cell>
          <table:table-cell table:style-name="ce28"/>
          <table:table-cell table:number-columns-repeated="47"/>
        </table:table-row>
        <table:table-row table:style-name="ro1">
          <table:table-cell table:style-name="ce26" office:value-type="string">
            <text:p>R.55</text:p>
          </table:table-cell>
          <table:table-cell table:style-name="ce28"/>
          <table:table-cell table:number-columns-repeated="47"/>
        </table:table-row>
        <table:table-row table:style-name="ro1" table:number-rows-repeated="40">
          <table:table-cell/>
          <table:table-cell table:style-name="ce29"/>
          <table:table-cell table:number-columns-repeated="47"/>
        </table:table-row>
        <table:table-row table:style-name="ro1" table:number-rows-repeated="1048479">
          <table:table-cell table:number-columns-repeated="49"/>
        </table:table-row>
        <table:table-row table:style-name="ro1"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 style:data-style-name="N2" text:time-value="0000-00-00T22:40:03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11T22:53:51</dc:date>
    <meta:editing-duration>PT21H21M52S</meta:editing-duration>
    <meta:editing-cycles>294</meta:editing-cycles>
    <meta:generator>LibreOffice/3.6$Linux_X86_64 LibreOffice_project/360m1$Build-102</meta:generator>
    <dc:creator>Nicola </dc:creator>
    <meta:document-statistic meta:table-count="4" meta:cell-count="349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e salvata automaticamente" VL:creator="Nicola " dc:date-time="2012-10-11T14:31:17"/>
</VL:version-list>
</file>